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 draw:shadow="visible" draw:shadow-color="#e6e6e6" draw:fontwork-shadow="slant" draw:fontwork-shadow-offset-x="0cm" draw:fontwork-shadow-offset-y="0cm"/>
    </style:style>
    <style:style style:name="P1" style:family="paragraph">
      <style:paragraph-properties fo:margin-left="0cm" fo:margin-right="0cm" fo:text-indent="0cm"/>
      <style:text-properties fo:font-family="'Bitstream Vera Sans Mono'" style:font-family-generic="modern" style:font-pitch="fixed" fo:font-size="14pt" style:font-size-asian="14pt" style:font-size-complex="14pt"/>
    </style:style>
    <style:style style:name="T1" style:family="text">
      <style:text-properties fo:color="#000080" fo:font-family="'Bitstream Vera Sans Mono'" style:font-family-generic="modern" style:font-pitch="fixed" fo:font-size="14pt" style:font-size-asian="14pt" style:font-size-complex="14pt"/>
    </style:style>
    <style:style style:name="T2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3" style:family="text">
      <style:text-properties fo:color="#008000" fo:font-family="'Bitstream Vera Sans Mono'" style:font-family-generic="modern" style:font-pitch="fixed" fo:font-size="14pt" style:font-size-asian="14pt" style:font-size-complex="14pt"/>
    </style:style>
    <style:style style:name="T4" style:family="text">
      <style:text-properties fo:color="#800000" fo:font-family="'Bitstream Vera Sans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2.997cm" svg:height="3.201cm" svg:x="0.1cm" svg:y="0.1cm">
          <draw:text-box>
            <text:p text:style-name="P1"><text:span text:style-name="T1">when</text:span><text:span text:style-name="T2"> </text:span><text:span text:style-name="T3">'draft'</text:span><text:span text:style-name="T2"> or '</text:span><text:span text:style-name="T3">better draft'</text:span><text:span text:style-name="T2"> is</text:span><text:span text:style-name="T4"> </text:span><text:span text:style-name="T1">received</text:span></text:p>
            <text:p text:style-name="P1"><text:span text:style-name="T1">then</text:span></text:p>
            <text:p text:style-name="P1"><text:span text:style-name="T2"><text:s text:c="2"/></text:span><text:span text:style-name="T2">-&gt; </text:span><text:span text:style-name="T4">read_quickly</text:span></text:p>
            <text:p text:style-name="P1"><text:span text:style-name="T2"><text:s text:c="2"/></text:span><text:span text:style-name="T2">-&gt; </text:span><text:span text:style-name="T4">send</text:span><text:span text:style-name="T2"> </text:span><text:span text:style-name="T3">'harsh comments'</text:span></text:p>
            <text:p text:style-name="P1"><text:span text:style-name="T1">d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5cm" fo:page-height="3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5-10T10:53:04</meta:creation-date>
    <dc:creator>Julien Ponge</dc:creator>
    <dc:date>2008-03-25T10:12:18</dc:date>
    <meta:editing-cycles>6</meta:editing-cycles>
    <meta:editing-duration>PT10M3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